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 delta:insertion-change-idref="ct1" delta:insertion-type="insert-with-content"/>
    <text:list-style style:name="L1" delta:insertion-change-idref="ct1" delta:insertion-type="insert-with-conten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list</text:h>
      <text:p text:style-name="Text_20_body">In this example, a new numbered list will be added after this paragraph.</text:p>
      <text:list text:style-name="L1" delta:insertion-change-idref="ct1" delta:insertion-type="insert-with-content">
        <text:list-item>
          <text:p text:style-name="P1">This is item 1</text:p>
        </text:list-item>
        <text:list-item>
          <text:p text:style-name="P1">This is item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delta="http://www.deltaxml.com/ns/track-changes/delta-namespa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 delta:insertion-change-idref="ct1" delta:insertion-type="insert-with-conten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1:17:02</meta:creation-date>
    <dc:date>2010-06-24T11:18:04</dc:date>
    <dc:creator>Tristan Mitchell</dc:creator>
    <meta:editing-duration>PT00H00M4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4" meta:word-count="25" meta:character-count="114"/>
  </office:meta>
</office:document-meta>
</file>